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6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ff00" fo:font-size="26pt" style:font-size-asian="26pt" style:font-size-complex="26pt"/>
    </style:style>
    <style:style style:name="T3" style:family="text">
      <style:text-properties fo:color="#23ff23" fo:font-size="26pt" style:font-size-asian="26pt" style:font-size-complex="26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ccccff"/>
    </style:style>
    <style:style style:name="T7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review</presentation:footer-decl>
      <presentation:footer-decl presentation:name="ftr2">CMPTxxxx</presentation:footer-decl>
      <presentation:date-time-decl presentation:name="dtd1" presentation:source="fixed">3 Dec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: dynamic data structur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 Dec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ynamic data structures</text:p>
          </draw:text-box>
        </draw:frame>
        <draw:frame presentation:style-name="pr5" draw:layer="layout" svg:width="25.199cm" svg:height="14.755cm" svg:x="1.4cm" svg:y="4.507cm" presentation:class="outline" presentation:user-transformed="true">
          <draw:text-box>
            <text:list text:style-name="L3">
              <text:list-item>
                <text:p text:style-name="P3">Basic building blocks: arrays, pointers</text:p>
              </text:list-item>
            </text:list>
            <text:list text:style-name="L3">
              <text:list-item>
                <text:list>
                  <text:list-item>
                    <text:p text:style-name="P4">Linked-lists</text:p>
                  </text:list-item>
                </text:list>
              </text:list-item>
            </text:list>
            <text:list text:style-name="L3">
              <text:list-item>
                <text:p text:style-name="P3">Dynamic data structures:</text:p>
              </text:list-item>
            </text:list>
            <text:list text:style-name="L3">
              <text:list-item>
                <text:list>
                  <text:list-item>
                    <text:p text:style-name="P4">Binary search trees (and other tre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c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p text:style-name="P3">Implementing using arrays, pointers</text:p>
              </text:list-item>
            </text:list>
            <text:list text:style-name="L3">
              <text:list-item>
                <text:p text:style-name="P3">Choosing the right ADT for the right job:</text:p>
              </text:list-item>
            </text:list>
            <text:list text:style-name="L3">
              <text:list-item>
                <text:list>
                  <text:list-item>
                    <text:p text:style-name="P4">The right abstra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gorithmic complex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Quiz10</text:p>
          </draw:text-box>
        </draw:frame>
        <draw:frame presentation:style-name="pr8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5"><text:span text:style-name="T1">Declare a Python </text:span><text:span text:style-name="T2">class</text:span><text:span text:style-name="T1"> defining a node of a </text:span><text:span text:style-name="T2">circular</text:span><text:span text:style-name="T1"> <text:s/></text:span><text:span text:style-name="T2">doubly-linked li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Draw a </text:span><text:span text:style-name="T2">diagram</text:span><text:span text:style-name="T1"> representing a circular doubly-linked list with </text:span><text:span text:style-name="T2">four</text:span><text:span text:style-name="T1"> nod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What does it mean for a binary search tree to be </text:span><text:span text:style-name="T2">balanced</text:span><text:span text:style-name="T1">? <text:s/>Why is this a </text:span><text:span text:style-name="T2">good</text:span><text:span text:style-name="T1"> thing?</text:span></text:p>
              </text:list-item>
            </text:list>
            <text:list text:style-name="L3">
              <text:list-item>
                <text:p text:style-name="P5"><text:span text:style-name="T2">Insert</text:span><text:span text:style-name="T1"> these items into a new BST in the following order: </text:span><text:span text:style-name="T3">6, 3, 4, 1, 12, 8, 10, 9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Now </text:span><text:span text:style-name="T2">delete</text:span><text:span text:style-name="T1"> </text:span><text:span text:style-name="T3">6</text:span><text:span text:style-name="T1"> from the tre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add</text:span><text:span text:style-name="T1">(1), </text:span><text:span text:style-name="T3">add</text:span><text:span text:style-name="T1">(2), </text:span><text:span text:style-name="T3">get</text:span><text:span text:style-name="T1">(), </text:span><text:span text:style-name="T3">add</text:span><text:span text:style-name="T1">(3), </text:span><text:span text:style-name="T3">get</text:span><text:span text:style-name="T1">(), </text:span><text:span text:style-name="T3">add</text:span><text:span text:style-name="T1">(4), </text:span><text:span text:style-name="T3">get</text:span><text:span text:style-name="T1">(), </text:span><text:span text:style-name="T3">get</text:span><text:span text:style-name="T1">(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do the </text:span><text:span text:style-name="T3">get</text:span><text:span text:style-name="T1">()s return if this is a (a) </text:span><text:span text:style-name="T2">stack</text:span><text:span text:style-name="T1">, (b) </text:span><text:span text:style-name="T2">queu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10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4">Paper</text:span> due <text:span text:style-name="T5">tonight</text:span></text:p>
              </text:list-item>
            </text:list>
            <text:list text:style-name="L3">
              <text:list-item>
                <text:p text:style-name="P3"><text:span text:style-name="T4">Lab10</text:span> due <text:span text:style-name="T5">Wed 5Dec</text:span>:</text:p>
              </text:list-item>
            </text:list>
            <text:list text:style-name="L3">
              <text:list-item>
                <text:list>
                  <text:list-item>
                    <text:p text:style-name="P4">Implement one of your old <text:span text:style-name="T6">Lab04-07</text:span> in <text:span text:style-name="T6">M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ull lab-writeup (may reuse parts of old writeup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Final exam</text:span> this<text:span text:style-name="T5"> Sat 8Dec</text:span><text:span text:style-name="T7">: 9-11am Neu37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7-11-30T13:02:39</meta:creation-date>
    <dc:creator>Sean Ho</dc:creator>
    <dc:date>2007-12-03T14:33:18</dc:date>
    <meta:editing-cycles>6</meta:editing-cycles>
    <meta:editing-duration>PT25M12S</meta:editing-duration>
    <meta:template xlink:type="simple" xlink:actuate="onRequest" xlink:href="../../../../templates/TWU%20Lecture.otp" xlink:title="TWU Lecture" meta:date="2007-11-30T13:02:37"/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